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utiger LT 47 LightCn1" svg:font-family="'Frutiger LT 47 LightCn'"/>
    <style:font-face style:name="FreeSans1" svg:font-family="FreeSans" style:font-family-generic="swiss"/>
    <style:font-face style:name="Gill Sans MT Condensed" svg:font-family="'Gill Sans MT Condensed'"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utiger LT 47 LightCn" svg:font-family="'Frutiger LT 47 LightCn'" style:font-family-generic="roman" style:font-pitch="variable"/>
    <style:font-face style:name="Futura LT Book" svg:font-family="'Futura LT Boo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OS_20_Inhaltsverzeichnis" style:list-style-name="WWNum20"/>
    <style:style style:name="P3" style:family="paragraph" style:parent-style-name="OS_20_Inhaltsverzeichnis" style:list-style-name="WWNum20">
      <style:text-properties officeooo:rsid="000a24e0" officeooo:paragraph-rsid="000a24e0"/>
    </style:style>
    <style:style style:name="P4" style:family="paragraph" style:parent-style-name="OS_20_Numerierung_20_-_20_Ebene_20_2" style:list-style-name="WWNum7"/>
    <style:style style:name="P5" style:family="paragraph" style:parent-style-name="OS_20_Numerierung_20_-_20_Ebene_20_1" style:list-style-name="WWNum7"/>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ext:p text:style-name="Standard"/>
      <text:list xml:id="list3319384255899375345" text:style-name="WWNum7">
        <text:list-item>
          <text:p text:style-name="P5">Zielbestimmung</text:p>
          <text:list>
            <text:list-item>
              <text:p text:style-name="P4">Musskriterien</text:p>
            </text:list-item>
          </text:list>
        </text:list-item>
      </text:list>
      <text:p text:style-name="OS_20_Inhaltsverzeichnis">Die App muss folgende Funktionalitäten erfüllen:</text:p>
      <text:list xml:id="list7773491221281642118" text:style-name="WWNum20">
        <text:list-item>
          <text:p text:style-name="P2">Der Nutzer muss sich gegenüber eines Servers authentifizieren und ihm werden daraufhin seine Daten zugeordnet</text:p>
        </text:list-item>
        <text:list-item>
          <text:p text:style-name="P2">Identifizieren von Artikeln anhand ihrer EAN Nummer</text:p>
        </text:list-item>
        <text:list-item>
          <text:p text:style-name="P2">Interpretieren der EAN Nummer aus einen Strichcode mittels einer Scan Funktion</text:p>
        </text:list-item>
        <text:list-item>
          <text:p text:style-name="P2">Zusammenfassen mehrerer Artikel zu einem Einkauf</text:p>
        </text:list-item>
        <text:list-item>
          <text:p text:style-name="P2">Zuordnen weiterer Informationen wie Preis, Menge und Namen zu einem Artikel während des Einkaufes</text:p>
        </text:list-item>
        <text:list-item>
          <text:p text:style-name="P2">Persistentes Speichern dieser Einkäufe</text:p>
        </text:list-item>
        <text:list-item>
          <text:p text:style-name="P2">Eine Nutzer- und Gruppenverwaltung</text:p>
        </text:list-item>
        <text:list-item>
          <text:p text:style-name="P2">Zuordnen von Einkäufen zu anderen Nutzern oder einer Gruppe</text:p>
        </text:list-item>
        <text:list-item>
          <text:p text:style-name="P2">Durchführung verschiedenster Auswertungen über gespeicherte Einkäufe</text:p>
        </text:list-item>
      </text:list>
      <text:p text:style-name="OS_20_Inhaltsverzeichnis"/>
      <text:list xml:id="list114223548068548" text:continue-list="list3319384255899375345" text:style-name="WWNum7">
        <text:list-item>
          <text:list>
            <text:list-item>
              <text:p text:style-name="P4">Wunschkriterien </text:p>
            </text:list-item>
          </text:list>
        </text:list-item>
      </text:list>
      <text:p text:style-name="OS_20_Inhaltsverzeichnis">Folgende Eigenschaften sind wünschenswert:</text:p>
      <text:list xml:id="list114222125477300" text:continue-list="list7773491221281642118" text:style-name="WWNum20">
        <text:list-item>
          <text:p text:style-name="P2">Es können für die Einkäufe abzuarbeitende Listen vorbereitet werden</text:p>
        </text:list-item>
        <text:list-item>
          <text:p text:style-name="P2">Anhand des vergangenen Kaufverhaltens werden personalisierte Vorschläge gemacht</text:p>
        </text:list-item>
        <text:list-item>
          <text:p text:style-name="P2">Es find während des Einkaufes ein Preisvergleich mit in der Nähe befindlichen Märkten statt</text:p>
        </text:list-item>
        <text:list-item>
          <text:p text:style-name="P2">Anderen Benutzern können Einkäufe zugewiesen werden</text:p>
        </text:list-item>
        <text:list-item>
          <text:p text:style-name="P2">Ein Nutzer wird darüber informiert, wenn jemand anderes ihm oder einer Gruppe in der er sich befindet einen Artikel zuweist</text:p>
        </text:list-item>
        <text:list-item>
          <text:p text:style-name="P2">Eine Funktionalität, um den Bestand der Artikel innerhalb eines Haushaltes nachzuvollziehen</text:p>
        </text:list-item>
        <text:list-item>
          <text:p text:style-name="P2">Hinzufügen „sonstiger Kosten“ zu den Einkäufen (sonstige Kosten sind alle Kosten, die nicht unmittelbar mit einer EAN Nummer in Verbindung gebracht werden können)</text:p>
        </text:list-item>
        <text:list-item>
          <text:p text:style-name="P3">Verknüpfung mit und Anmeldungen über Sozial Media Accounts</text:p>
        </text:list-item>
      </text:list>
      <text:p text:style-name="OS_20_Inhaltsverzeichnis"/>
      <text:list xml:id="list114222624236289" text:continue-list="list114223548068548" text:style-name="WWNum7">
        <text:list-item>
          <text:list>
            <text:list-item>
              <text:p text:style-name="P4">Abgrenzungskriterien</text:p>
            </text:list-item>
          </text:list>
        </text:list-item>
      </text:list>
      <text:p text:style-name="OS_20_Inhaltsverzeichnis">Folgende Aspekte sollen nicht umgesetzt werden:</text:p>
      <text:list xml:id="list114223482249350" text:continue-list="list114222125477300" text:style-name="WWNum20">
        <text:list-item>
          <text:p text:style-name="P2">Für Jeden Aspekt der Wunschkriterien gilt, dass sie nicht in dem Bereich der zwingend umzusetzenden Anforderungen stehen</text:p>
        </text:list-item>
        <text:list-item>
          <text:p text:style-name="P2">Die App erhebt keinen Anspruch auf wirtschaftliche Abrechnungsgenauigkeit</text:p>
        </text:list-item>
        <text:list-item>
          <text:p text:style-name="P2">Es werden keine zusätzlichen Sicherheiten für Verbindungsausfälle vorgesehen – eine permanente Internetverbindung wird vorausgesetzt</text:p>
        </text:list-item>
        <text:list-item>
          <text:p text:style-name="P3">Es werden keine „Online Store Funktionen“ vorgesehen (keine Bestelung oder ähnliches über die App)</text:p>
        </text:list-item>
      </text:list>
      <text:p text:style-name="OS_20_Inhaltsverzeichnis"/>
      <text:list xml:id="list114222899945187" text:continue-list="list114222624236289" text:style-name="WWNum7">
        <text:list-item>
          <text:p text:style-name="P5">Produkteinsatz</text:p>
          <text:list>
            <text:list-item>
              <text:p text:style-name="P4"><text:soft-page-break/>Anwendungsbereich</text:p>
            </text:list-item>
          </text:list>
        </text:list-item>
      </text:list>
      <text:p text:style-name="OS_20_Inhaltsverzeichnis">Die App soll bei jedem Einkaufgenutzt werden können, um ihn zu dokumentieren. Ebenfalls soll sie im Nachhinein zu jeder Zeit eine Übersicht über die vergangenen Einkäufe und ihre Auswertungen bieten. Außerdem soll es möglich sein gegenüber anderen Nutzern eine Transparente und Nachvollziehbare Zusammenfassung gekaufter Artikel anzuzeigen.</text:p>
      <text:p text:style-name="OS_20_Inhaltsverzeichnis"/>
      <text:list xml:id="list114222988350958" text:continue-numbering="true" text:style-name="WWNum7">
        <text:list-item>
          <text:list>
            <text:list-item>
              <text:p text:style-name="P4">Zielgruppe</text:p>
            </text:list-item>
          </text:list>
        </text:list-item>
      </text:list>
      <text:p text:style-name="OS_20_Inhaltsverzeichnis">Jede Privatperson, unabhängig vom Alter, kann diese App nutzen um Ihren Einkaufsvorgang zu unterstützen. </text:p>
      <text:p text:style-name="OS_20_Inhaltsverzeichnis"/>
      <text:list xml:id="list114221902762693" text:continue-numbering="true" text:style-name="WWNum7">
        <text:list-item>
          <text:list>
            <text:list-item>
              <text:p text:style-name="P4">Betriebsedingungen</text:p>
            </text:list-item>
          </text:list>
        </text:list-item>
      </text:list>
      <text:p text:style-name="OS_20_Inhaltsverzeichnis">Einzige Voraussetzung ist ein Smartphone mit entsprechend unterstützter Plattform um die App zu betreiben.</text:p>
      <text:p text:style-name="OS_20_Inhaltsverzeichnis"/>
      <text:list xml:id="list114222391842669" text:continue-numbering="true" text:style-name="WWNum7">
        <text:list-item>
          <text:p text:style-name="P5">Systemarchitektur</text:p>
        </text:list-item>
      </text:list>
      <text:p text:style-name="OS_20_Inhaltsverzeichnis">Zur Lösung der gegebenen Problemstellung wird sowohl ein Datenbank- und Webserver Entwickelt, der die notwendige Datenlogik verwaltet und aus dem Internet erreichbar ist, sowie eine Smartphone App, die dem Benutzer als bedienfreundliche Schnittstelle zur komfortablen Eingabe zusätzlicher Daten während des Einkaufes und zur übersichtlichen Auswertung der dient. </text:p>
      <text:p text:style-name="OS_20_Inhaltsverzeichnis">Auf dem Server kommen zur Datenspeicherung eine MongoDB aus Skalierbarkeits- und Flexibilitätsgründen zum Einsatz. Weiterhin wird ein Webserver mittels Node.JS aufgrund der hohen Leistungsfähigkeit bei rechenarmen Webaufgaben realisiert. Hinzukommt das Tool Mongoos um als Schnittstelle zwischen Datenban<text:bookmark text:name="_GoBack"/>k und Express, welches hier die Routes für den Nutzerzugriff bereitstellt, zu dienen.</text:p>
      <text:p text:style-name="OS_20_Inhaltsverzeichnis">Zur Entwicklung der App werden Ionic und AngularJS genutzt. Diese Framework ermöglich das Arbeiten nach dem MVC Prinzip und Arbeitet sehr gut mit der erläuterten Backend Lösung zusammen. Hier werden entsprechend Views, Routes, Controller und Factories Entwickelt.</text:p>
      <text:p text:style-name="OS_20_Inhaltsverzeichnis"/>
      <text:list xml:id="list114222138013545" text:continue-numbering="true" text:style-name="WWNum7">
        <text:list-item>
          <text:p text:style-name="P5">Funktionen</text:p>
        </text:list-item>
      </text:list>
      <text:p text:style-name="OS_20_Inhaltsverzeichnis">Die Hauptfunktionalitäten werden durch eine API Schnittstelle zum Server bereitgestellt und umfassen:</text:p>
      <text:list xml:id="list114223648871081" text:continue-list="list114223482249350" text:style-name="WWNum20">
        <text:list-item>
          <text:p text:style-name="P2"><text:span text:style-name="T1">User</text:span></text:p>
          <text:list>
            <text:list-item>
              <text:p text:style-name="P2">Eine Userliste ausgeben</text:p>
            </text:list-item>
            <text:list-item>
              <text:p text:style-name="P2">Einen einzelnen User ausgeben</text:p>
            </text:list-item>
          </text:list>
        </text:list-item>
        <text:list-item>
          <text:p text:style-name="P2"><text:span text:style-name="T1">Gruppen</text:span></text:p>
          <text:list>
            <text:list-item>
              <text:p text:style-name="P2">Eine Liste aller Gruppen in der ein User ist</text:p>
            </text:list-item>
            <text:list-item>
              <text:p text:style-name="P2">Eine Liste aller User in einer Gruppe</text:p>
            </text:list-item>
            <text:list-item>
              <text:p text:style-name="P2">Erstellen einer Gruppe</text:p>
            </text:list-item>
            <text:list-item>
              <text:p text:style-name="P2">Ändern einer bestehenden Gruppe</text:p>
            </text:list-item>
            <text:list-item>
              <text:p text:style-name="P2">Löschen einer Gruppe</text:p>
            </text:list-item>
          </text:list>
        </text:list-item>
        <text:list-item>
          <text:p text:style-name="P2"><text:span text:style-name="T1">Artikel</text:span></text:p>
          <text:list>
            <text:list-item>
              <text:p text:style-name="P2">Einen Artikel </text:p>
            </text:list-item>
            <text:list-item>
              <text:p text:style-name="P2">Erstellen einens neuen artikels</text:p>
            </text:list-item>
            <text:list-item>
              <text:p text:style-name="P2">Ändern eines Artikels</text:p>
            </text:list-item>
            <text:list-item>
              <text:p text:style-name="P2"><text:soft-page-break/>Löschen eines Artikels</text:p>
            </text:list-item>
          </text:list>
        </text:list-item>
        <text:list-item>
          <text:p text:style-name="P2"><text:span text:style-name="T1">Artikel-Kosten-Elemente</text:span></text:p>
          <text:list>
            <text:list-item>
              <text:p text:style-name="P2">Ein Element aus dem Zusammenschluss Artikel und Kosten erstellen</text:p>
            </text:list-item>
            <text:list-item>
              <text:p text:style-name="P2">Ein Element aus dem Zusammenschluss Artikel und Kosten finden</text:p>
            </text:list-item>
          </text:list>
        </text:list-item>
        <text:list-item>
          <text:p text:style-name="P2"><text:span text:style-name="T1">Einkäufe </text:span></text:p>
          <text:list>
            <text:list-item>
              <text:p text:style-name="P2">Eine Liste der Einkäufe die ein User erstellt hat anzeigen</text:p>
            </text:list-item>
            <text:list-item>
              <text:p text:style-name="P2">Einen bestimmten Einkauf anzeigen</text:p>
            </text:list-item>
            <text:list-item>
              <text:p text:style-name="P2">Liste aller Einäufe an die ein User beteiligt war</text:p>
            </text:list-item>
            <text:list-item>
              <text:p text:style-name="P2">Einen Einkauf erstellen</text:p>
            </text:list-item>
            <text:list-item>
              <text:p text:style-name="P2">Einen bestehenden Einkauf ändern</text:p>
            </text:list-item>
            <text:list-item>
              <text:p text:style-name="P2">Ein Element, dass einen kompletten Einkauf repräsentiert</text:p>
            </text:list-item>
            <text:list-item>
              <text:p text:style-name="P2">Löschen eines Einkaufes</text:p>
            </text:list-item>
          </text:list>
        </text:list-item>
        <text:list-item>
          <text:p text:style-name="P2"><text:span text:style-name="T1">Einkaufsläden </text:span></text:p>
          <text:list>
            <text:list-item>
              <text:p text:style-name="P2">Eine Liste der Einkaufsläden</text:p>
            </text:list-item>
            <text:list-item>
              <text:p text:style-name="P2">Einen Spezifischen Einkaufsladen</text:p>
            </text:list-item>
            <text:list-item>
              <text:p text:style-name="P2">Erstellen eines Einkaufsladens</text:p>
            </text:list-item>
            <text:list-item>
              <text:p text:style-name="P2">Ändern eines einkaufsladens</text:p>
            </text:list-item>
            <text:list-item>
              <text:p text:style-name="P2">Löschen eines Einkaufsladens</text:p>
            </text:list-item>
          </text:list>
        </text:list-item>
      </text:list>
      <text:p text:style-name="OS_20_Inhaltsverzeichnis"/>
      <text:p text:style-name="OS_20_Inhaltsverzeichnis">Die App stellt noch einen Scanner bereit und bietet ein Interface zur komfortablen Eingabe aller Daten. Die entsprechenden, relevanten Daten können dem Datenbankschema entnomm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utiger LT 47 LightCn1" svg:font-family="'Frutiger LT 47 LightCn'"/>
    <style:font-face style:name="FreeSans1" svg:font-family="FreeSans" style:font-family-generic="swiss"/>
    <style:font-face style:name="Gill Sans MT Condensed" svg:font-family="'Gill Sans MT Condensed'"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utiger LT 47 LightCn" svg:font-family="'Frutiger LT 47 LightCn'" style:font-family-generic="roman" style:font-pitch="variable"/>
    <style:font-face style:name="Futura LT Book" svg:font-family="'Futura LT Boo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06cm" style:contextual-spacing="false" fo:line-height="100%" fo:text-align="start" style:justify-single-word="false" fo:orphans="2" fo:widows="2" style:writing-mode="lr-tb"/>
      <style:text-properties fo:color="#4b4b4b" style:font-name="Frutiger LT 47 LightCn" fo:font-family="'Frutiger LT 47 LightCn'"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8" style:class="text">
      <style:paragraph-properties fo:margin-top="1.27cm" fo:margin-bottom="0.106cm" style:contextual-spacing="false" fo:keep-together="always" fo:keep-with-next="always"/>
      <style:text-properties fo:text-transform="uppercase" fo:color="#1f497d" style:font-name="Futura LT Book" fo:font-family="'Futura LT Book'" style:font-family-generic="roman" style:font-pitch="variable" fo:font-size="12pt" fo:font-weight="bold" style:font-size-asian="12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WWNum18" style:class="text">
      <style:paragraph-properties fo:margin-top="0.847cm" fo:margin-bottom="0.212cm" style:contextual-spacing="false" fo:keep-together="always" fo:keep-with-next="always"/>
      <style:text-properties fo:text-transform="uppercase" fo:color="#000000" fo:font-size="12pt" fo:font-weight="bold" style:font-size-asian="12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WWNum18" style:class="text">
      <style:paragraph-properties fo:margin-top="0.635cm" fo:margin-bottom="0.212cm" style:contextual-spacing="false" fo:keep-together="always" fo:keep-with-next="always">
        <style:tab-stops>
          <style:tab-stop style:position="1cm"/>
        </style:tab-stops>
      </style:paragraph-properties>
      <style:text-properties fo:color="#000000" style:font-name="Cambria" fo:font-family="Cambria" style:font-family-generic="roman" style:font-pitch="variable" fo:font-size="12pt"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WWNum18" style:class="text">
      <style:paragraph-properties fo:margin-top="0.423cm" fo:margin-bottom="0.212cm" style:contextual-spacing="false" fo:keep-together="always" fo:keep-with-next="always">
        <style:tab-stops>
          <style:tab-stop style:position="1cm"/>
        </style:tab-stops>
      </style:paragraph-properties>
      <style:text-properties fo:color="#000000" style:font-name="Cambria" fo:font-family="Cambria" style:font-family-generic="roman" style:font-pitch="variable"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WWNum18" style:class="text">
      <style:paragraph-properties fo:margin-top="0.071cm" fo:margin-bottom="0cm" style:contextual-spacing="false" fo:keep-together="always" fo:keep-with-next="always"/>
      <style:text-properties fo:color="#365f91" style:font-name="Cambria" fo:font-family="Cambria"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WWNum18"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WWNum18"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18" style:class="text">
      <style:paragraph-properties fo:margin-top="0.353cm" fo:margin-bottom="0cm" style:contextual-spacing="false" fo:keep-together="always" fo:keep-with-next="always"/>
      <style:text-properties fo:color="#404040" style:font-name="Cambria" fo:font-family="Cambria" style:font-family-generic="roman" style:font-pitch="variable"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18"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style-asian="italic" style:font-name-complex="F" style:font-family-generic-complex="system" style:font-pitch-complex="variable" style:font-size-complex="10pt" style:font-style-complex="italic"/>
    </style:style>
    <style:style style:name="Footer" style:family="paragraph" style:parent-style-name="Standard" style:default-outline-level="" style:class="extra">
      <style:paragraph-properties fo:margin-top="0cm" fo:margin-bottom="0cm" style:contextual-spacing="false" fo:text-align="justify" style:justify-single-word="false">
        <style:tab-stops>
          <style:tab-stop style:position="8.001cm" style:type="center"/>
          <style:tab-stop style:position="16.002cm" style:type="right"/>
        </style:tab-stops>
      </style:paragraph-properties>
      <style:text-properties fo:color="#1f497d" fo:font-size="6.5pt" style:font-size-asian="6.5pt"/>
    </style:style>
    <style:style style:name="caption" style:family="paragraph" style:parent-style-name="Standard" style:next-style-name="Standard" style:auto-update="true" style:default-outline-level="">
      <style:paragraph-properties fo:margin-top="0.212cm" fo:margin-bottom="0.353cm" style:contextual-spacing="false"/>
      <style:text-properties fo:color="#000000" fo:font-size="8pt" style:font-size-asian="8pt" style:font-size-complex="9pt" style:font-weight-complex="bold"/>
    </style:style>
    <style:style style:name="Contents_20_Heading" style:display-name="Contents Heading" style:family="paragraph" style:parent-style-name="Heading_20_1" style:next-style-name="Standard" style:default-outline-level="" style:class="index">
      <style:paragraph-properties fo:margin-top="0.635cm" fo:margin-bottom="0cm" style:contextual-spacing="false" fo:line-height="107%"/>
      <style:text-properties fo:font-size="16pt" fo:font-weight="normal" style:font-size-asian="16pt" style:language-asian="de" style:country-asian="DE" style:font-weight-asian="normal"/>
    </style:style>
    <style:style style:name="Head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OS_20_Adressfeld" style:display-name="OS Adressfeld" style:family="paragraph" style:parent-style-name="Standard" style:default-outline-level="">
      <style:paragraph-properties fo:margin-top="0cm" fo:margin-bottom="0cm" style:contextual-spacing="false" fo:line-height="110%"/>
    </style:style>
    <style:style style:name="OS_20_Adressfeld_20_und_20_Signatur" style:display-name="OS Adressfeld und Signatur" style:family="paragraph" style:parent-style-name="Standard" style:default-outline-level="">
      <style:paragraph-properties fo:margin-top="0cm" fo:margin-bottom="0cm" style:contextual-spacing="false" fo:line-height="110%"/>
    </style:style>
    <style:style style:name="OS_20_Bullets_20_Ebene_20_1" style:display-name="OS Bullets Ebene 1" style:family="paragraph" style:parent-style-name="Standard" style:default-outline-level="" style:list-style-name="WWNum2"/>
    <style:style style:name="OS_20_Bullets_20_Ebene_20_2" style:display-name="OS Bullets Ebene 2" style:family="paragraph" style:parent-style-name="OS_20_Bullets_20_Ebene_20_1" style:default-outline-level="" style:list-style-name="WWNum4"/>
    <style:style style:name="OS_20_Bullets_20_Ebene_20_3" style:display-name="OS Bullets Ebene 3" style:family="paragraph" style:parent-style-name="OS_20_Bullets_20_Ebene_20_2" style:default-outline-level=""/>
    <style:style style:name="OS_20_Deckblatt_20_Headline_20_2" style:display-name="OS Deckblatt Headline 2" style:family="paragraph" style:parent-style-name="Standard" style:default-outline-level="">
      <style:text-properties fo:text-transform="uppercase" fo:font-size="18pt" fo:font-weight="bold" style:font-size-asian="18pt" style:font-weight-asian="bold"/>
    </style:style>
    <style:style style:name="OS_20_Deckblatt_20_Headline_20_3" style:display-name="OS Deckblatt Headline 3" style:family="paragraph" style:parent-style-name="Standard" style:default-outline-level="">
      <style:text-properties fo:font-size="16pt" style:font-size-asian="16pt"/>
    </style:style>
    <style:style style:name="OS_20_Hyperlinks_20__28_mailto" style:display-name="OS Hyperlinks (mailto" style:family="paragraph" style:parent-style-name="Standard" style:default-outline-level="">
      <style:text-properties fo:text-transform="uppercase" fo:color="#1f497d"/>
    </style:style>
    <style:style style:name="OS_20_Inhaltsverzeichnis" style:display-name="OS Inhaltsverzeichnis" style:family="paragraph" style:parent-style-name="Standard" style:default-outline-level="">
      <style:paragraph-properties>
        <style:tab-stops>
          <style:tab-stop style:position="15.482cm" style:type="center" style:leader-style="dotted" style:leader-text="."/>
        </style:tab-stops>
      </style:paragraph-properties>
    </style:style>
    <style:style style:name="OS_20_Numerierung_20_-_20_Ebene_20_1" style:display-name="OS Numerierung - Ebene 1" style:family="paragraph" style:parent-style-name="Standard" style:next-style-name="Standard" style:default-outline-level="" style:list-style-name="WWNum7">
      <style:paragraph-properties fo:text-align="justify" style:justify-single-word="false"/>
    </style:style>
    <style:style style:name="OS_20_Numerierung_20_-_20_Ebene_20_2" style:display-name="OS Numerierung - Ebene 2" style:family="paragraph" style:parent-style-name="Standard" style:default-outline-level="" style:list-style-name="WWNum7">
      <style:paragraph-properties fo:margin-top="0.106cm" fo:margin-bottom="0.106cm" style:contextual-spacing="false" fo:keep-together="always" fo:keep-with-next="always">
        <style:tab-stops>
          <style:tab-stop style:position="0.75cm"/>
        </style:tab-stops>
      </style:paragraph-properties>
      <style:text-properties fo:text-transform="uppercase"/>
    </style:style>
    <style:style style:name="OS_20_Numerierung_20_-_20_Ebene_20_3" style:display-name="OS Numerierung - Ebene 3" style:family="paragraph" style:parent-style-name="Standard" style:default-outline-level="" style:list-style-name="WWNum7">
      <style:paragraph-properties fo:margin-top="0.423cm" fo:margin-bottom="0.106cm" style:contextual-spacing="false" fo:keep-together="always" fo:keep-with-next="always">
        <style:tab-stops>
          <style:tab-stop style:position="0.75cm"/>
        </style:tab-stops>
      </style:paragraph-properties>
    </style:style>
    <style:style style:name="OS_5f_AbsatzVersal_5f_ore" style:display-name="OS_AbsatzVersal_ore" style:family="paragraph" style:parent-style-name="Standard" style:default-outline-level="">
      <style:text-properties fo:text-transform="uppercas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cm" fo:margin-bottom="0.494cm" style:contextual-spacing="false"/>
      <style:text-properties fo:color="#00000a" style:font-name="Times New Roman" fo:font-family="'Times New Roman'" style:font-family-generic="roman" style:font-pitch="variable" fo:font-size="12pt" style:font-size-asian="12pt" style:language-asian="de" style:country-asian="DE" style:font-name-complex="Times New Roman1" style:font-family-complex="'Times New Roman'" style:font-family-generic-complex="system" style:font-pitch-complex="variable" style:font-size-complex="12pt"/>
    </style:style>
    <style:style style:name="Tabelle1" style:family="paragraph" style:parent-style-name="Standard" style:default-outline-level="">
      <style:paragraph-properties fo:margin-top="0.212cm" fo:margin-bottom="0.212cm" style:contextual-spacing="false" style:line-height-at-least="0.471cm"/>
      <style:text-properties fo:color="#4f81bd"/>
    </style:style>
    <style:style style:name="Tabelle2" style:family="paragraph" style:parent-style-name="Standard" style:default-outline-level="">
      <style:paragraph-properties fo:margin-top="0.212cm" fo:margin-bottom="0cm" style:contextual-spacing="false" fo:text-align="end" style:justify-single-word="false"/>
      <style:text-properties fo:text-transform="uppercase" fo:font-size="10pt" style:text-underline-style="none" fo:font-weight="bold" style:font-size-asian="10pt" style:font-weight-asian="bold"/>
    </style:style>
    <style:style style:name="Tabelle3" style:family="paragraph" style:parent-style-name="Standard" style:default-outline-level="">
      <style:paragraph-properties fo:margin-top="0cm" fo:margin-bottom="0cm" style:contextual-spacing="false"/>
      <style:text-properties fo:font-size="10pt" style:font-size-asian="10pt"/>
    </style:style>
    <style:style style:name="Title" style:family="paragraph" style:parent-style-name="Standard" style:next-style-name="Standard" style:default-outline-level="" style:class="chapter">
      <style:paragraph-properties fo:margin-top="0cm" fo:margin-bottom="0cm" style:contextual-spacing="true"/>
      <style:text-properties fo:text-transform="uppercase" fo:color="#1f497d" style:font-name="Futura LT Book" fo:font-family="'Futura LT Book'" style:font-family-generic="roman" style:font-pitch="variable" fo:font-size="22pt" fo:letter-spacing="-0.018cm" fo:font-weight="bold" style:letter-kerning="true" style:font-size-asian="22pt" style:font-weight-asian="bold" style:font-name-complex="F" style:font-family-generic-complex="system" style:font-pitch-complex="variable" style:font-size-complex="28pt"/>
    </style:style>
    <style:style style:name="Contents_20_1" style:display-name="Contents 1" style:family="paragraph" style:parent-style-name="OS_5f_AbsatzVersal_5f_ore" style:next-style-name="Standard" style:default-outline-level="" style:class="index">
      <style:paragraph-properties fo:margin-left="0cm" fo:margin-right="1cm" fo:margin-top="0.423cm" fo:margin-bottom="0.106cm" style:contextual-spacing="false" fo:text-indent="0cm" style:auto-text-indent="false">
        <style:tab-stops>
          <style:tab-stop style:position="0.501cm"/>
          <style:tab-stop style:position="15.002cm" style:type="right" style:leader-style="dotted" style:leader-text="."/>
        </style:tab-stops>
      </style:paragraph-properties>
      <style:text-properties fo:font-variant="normal" fo:text-transform="none" fo:color="#1f497d" fo:font-weight="bold" style:font-weight-asian="bold"/>
    </style:style>
    <style:style style:name="Contents_20_2" style:display-name="Contents 2" style:family="paragraph" style:parent-style-name="OS_5f_AbsatzVersal_5f_ore" style:next-style-name="Standard" style:auto-update="true" style:default-outline-level="" style:class="index">
      <style:paragraph-properties fo:margin-left="1.501cm" fo:margin-right="0cm" fo:margin-top="0.212cm" fo:margin-bottom="0.106cm" style:contextual-spacing="false" fo:text-indent="-0.75cm" style:auto-text-indent="false">
        <style:tab-stops>
          <style:tab-stop style:position="1.501cm"/>
          <style:tab-stop style:position="14.982cm" style:type="right" style:leader-style="dotted" style:leader-text="."/>
        </style:tab-stops>
      </style:paragraph-properties>
      <style:text-properties fo:font-variant="normal" fo:text-transform="non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2cm" fo:margin-right="0cm" fo:text-indent="-0.499cm" style:auto-text-indent="false">
        <style:tab-stops>
          <style:tab-stop style:position="2.501cm"/>
          <style:tab-stop style:position="14.982cm" style:type="right" style:leader-style="dotted" style:leader-text="."/>
        </style:tab-stops>
      </style:paragraph-properties>
    </style:style>
    <style:style style:name="Contents_20_4" style:display-name="Contents 4" style:family="paragraph" style:parent-style-name="Contents_20_3" style:next-style-name="Standard" style:auto-update="true" style:default-outline-level="" style:class="index"/>
    <style:style style:name="Quote" style:family="paragraph" style:parent-style-name="Standard" style:next-style-name="Standard" style:default-outline-level="">
      <style:paragraph-properties fo:margin-left="1.524cm" fo:margin-right="1.524cm" fo:margin-top="0.353cm" fo:margin-bottom="0.282cm" style:contextual-spacing="false" fo:text-indent="0cm" style:auto-text-indent="false"/>
      <style:text-properties fo:color="#ffffff" fo:font-size="12pt" fo:font-style="italic" fo:font-weight="bold" style:font-size-asian="12pt" style:font-style-asian="italic" style:font-weight-asian="bold" style:font-style-complex="italic"/>
    </style:style>
    <style:style style:name="Abbildung" style:family="paragraph" style:parent-style-name="Quote" style:default-outline-level="">
      <style:paragraph-properties fo:margin-left="0cm" fo:margin-right="0cm" fo:margin-top="0.212cm" fo:margin-bottom="0.212cm" style:contextual-spacing="false" fo:line-height="130%" fo:text-indent="0cm" style:auto-text-indent="false"/>
      <style:text-properties fo:color="#000000" fo:font-size="8pt" fo:font-style="normal" fo:font-weight="normal" style:font-size-asian="8pt" style:font-style-asian="normal" style:font-weight-asian="normal"/>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Adressfeld" style:family="paragraph" style:parent-style-name="Standard" style:default-outline-level="">
      <style:paragraph-properties fo:margin-top="0cm" fo:margin-bottom="0cm" style:contextual-spacing="false"/>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text-indent="0cm" style:auto-text-indent="false"/>
    </style:style>
    <style:style style:name="Default_20_Paragraph_20_Font" style:display-name="Default Paragraph Font" style:family="text"/>
    <style:style style:name="Fußzeile_20_Zchn" style:display-name="Fußzeile Zchn" style:family="text" style:parent-style-name="Default_20_Paragraph_20_Font">
      <style:text-properties fo:color="#1f497d" style:font-name="Frutiger LT 47 LightCn" fo:font-family="'Frutiger LT 47 LightCn'" style:font-family-generic="roman" style:font-pitch="variable" fo:font-size="6.5pt" style:font-size-asian="6.5pt"/>
    </style:style>
    <style:style style:name="Strong" style:family="text" style:parent-style-name="Default_20_Paragraph_20_Font">
      <style:text-properties fo:font-variant="normal" fo:text-transform="none" fo:color="#4b4b4b" style:font-name="Frutiger LT 47 LightCn" fo:font-family="'Frutiger LT 47 LightCn'" style:font-family-generic="roman" style:font-pitch="variable" fo:font-size="11pt" fo:font-weight="bold" style:font-size-asian="11pt" style:font-weight-asian="bold" style:font-weight-complex="bold"/>
    </style:style>
    <style:style style:name="Emphasis" style:family="text" style:parent-style-name="Default_20_Paragraph_20_Font">
      <style:text-properties fo:font-variant="normal" fo:text-transform="none" fo:color="#1f497d" style:font-name="Calibri" fo:font-family="Calibri" style:font-family-generic="roman" style:font-pitch="variable" fo:font-size="11pt" fo:font-style="normal" style:text-underline-style="none" fo:font-weight="bold" style:font-size-asian="11pt" style:font-style-asian="normal" style:font-weight-asian="bold" style:font-style-complex="italic"/>
    </style:style>
    <style:style style:name="Internet_20_link" style:display-name="Internet link" style:family="text" style:parent-style-name="Default_20_Paragraph_20_Font">
      <style:text-properties fo:font-variant="normal" fo:text-transform="none" fo:color="#1f497d" style:text-line-through-style="none" style:text-line-through-type="none" style:text-position="0% 100%" style:font-name="Frutiger LT 47 LightCn" fo:font-family="'Frutiger LT 47 LightCn'" style:font-family-generic="roman" style:font-pitch="variable" fo:font-size="11pt" fo:language="zxx" fo:country="none" style:text-underline-style="none" style:font-size-asian="11pt" style:language-asian="zxx" style:country-asian="none" style:language-complex="zxx" style:country-complex="none" text:display="true"/>
    </style:style>
    <style:style style:name="Überschrift_20_1_20_Zchn" style:display-name="Überschrift 1 Zchn" style:family="text" style:parent-style-name="Default_20_Paragraph_20_Font">
      <style:text-properties fo:text-transform="uppercase" fo:color="#1f497d" style:font-name="Futura LT Book" fo:font-family="'Futura LT Book'" style:font-family-generic="roman" style:font-pitch="variable" fo:font-size="12pt" fo:font-weight="bold" style:font-size-asian="12pt" style:font-weight-asian="bold" style:font-name-complex="F" style:font-family-generic-complex="system" style:font-pitch-complex="variable" style:font-size-complex="16pt"/>
    </style:style>
    <style:style style:name="Kopfzeile_20_Zchn" style:display-name="Kopfzeile Zchn" style:family="text" style:parent-style-name="Default_20_Paragraph_20_Font">
      <style:text-properties fo:color="#4b4b4b" style:font-name="Frutiger LT 47 LightCn" fo:font-family="'Frutiger LT 47 LightCn'" style:font-family-generic="roman" style:font-pitch="variable"/>
    </style:style>
    <style:style style:name="OS_20_Adressfeld_20_Zchn" style:display-name="OS Adressfeld Zchn" style:family="text" style:parent-style-name="Default_20_Paragraph_20_Font">
      <style:text-properties fo:color="#4b4b4b" style:font-name="Frutiger LT 47 LightCn" fo:font-family="'Frutiger LT 47 LightCn'" style:font-family-generic="roman" style:font-pitch="variable"/>
    </style:style>
    <style:style style:name="OS_20_Adressfeld_20_und_20_Signatur_20_Zchn" style:display-name="OS Adressfeld und Signatur Zchn" style:family="text" style:parent-style-name="Default_20_Paragraph_20_Font">
      <style:text-properties fo:color="#4b4b4b" style:font-name="Frutiger LT 47 LightCn" fo:font-family="'Frutiger LT 47 LightCn'" style:font-family-generic="roman" style:font-pitch="variable"/>
    </style:style>
    <style:style style:name="OS_20_Bullets_20_Ebene_20_1_20_Zchn" style:display-name="OS Bullets Ebene 1 Zchn" style:family="text" style:parent-style-name="Default_20_Paragraph_20_Font">
      <style:text-properties fo:color="#4b4b4b" style:font-name="Frutiger LT 47 LightCn" fo:font-family="'Frutiger LT 47 LightCn'" style:font-family-generic="roman" style:font-pitch="variable"/>
    </style:style>
    <style:style style:name="OS_20_Bullets_20_Ebene_20_2_20_Zchn" style:display-name="OS Bullets Ebene 2 Zchn" style:family="text" style:parent-style-name="OS_20_Bullets_20_Ebene_20_1_20_Zchn">
      <style:text-properties fo:color="#4b4b4b" style:font-name="Frutiger LT 47 LightCn" fo:font-family="'Frutiger LT 47 LightCn'" style:font-family-generic="roman" style:font-pitch="variable"/>
    </style:style>
    <style:style style:name="OS_20_Deckblatt_20_Headline_20_2_20_Zchn" style:display-name="OS Deckblatt Headline 2 Zchn" style:family="text" style:parent-style-name="Default_20_Paragraph_20_Font">
      <style:text-properties fo:text-transform="uppercase" fo:color="#4b4b4b" style:font-name="Frutiger LT 47 LightCn" fo:font-family="'Frutiger LT 47 LightCn'" style:font-family-generic="roman" style:font-pitch="variable" fo:font-size="18pt" fo:font-weight="bold" style:font-size-asian="18pt" style:font-weight-asian="bold"/>
    </style:style>
    <style:style style:name="OS_20_Deckblatt_20_Headline_20_3_20_Zchn" style:display-name="OS Deckblatt Headline 3 Zchn" style:family="text" style:parent-style-name="Default_20_Paragraph_20_Font">
      <style:text-properties fo:color="#4b4b4b" style:font-name="Frutiger LT 47 LightCn" fo:font-family="'Frutiger LT 47 LightCn'" style:font-family-generic="roman" style:font-pitch="variable" fo:font-size="16pt" style:font-size-asian="16pt"/>
    </style:style>
    <style:style style:name="OS_20_Hyperlinks_20__28_mailto_20_Zchn" style:display-name="OS Hyperlinks (mailto Zchn" style:family="text" style:parent-style-name="Default_20_Paragraph_20_Font">
      <style:text-properties fo:text-transform="uppercase" fo:color="#1f497d" style:font-name="Frutiger LT 47 LightCn" fo:font-family="'Frutiger LT 47 LightCn'" style:font-family-generic="roman" style:font-pitch="variable"/>
    </style:style>
    <style:style style:name="OS_20_Inhaltsverzeichnis_20_Zchn" style:display-name="OS Inhaltsverzeichnis Zchn" style:family="text" style:parent-style-name="Default_20_Paragraph_20_Font">
      <style:text-properties fo:color="#4b4b4b" style:font-name="Frutiger LT 47 LightCn" fo:font-family="'Frutiger LT 47 LightCn'" style:font-family-generic="roman" style:font-pitch="variable"/>
    </style:style>
    <style:style style:name="OS_20_Numerierung_20_-_20_Ebene_20_2_20_Zchn" style:display-name="OS Numerierung - Ebene 2 Zchn" style:family="text" style:parent-style-name="Default_20_Paragraph_20_Font">
      <style:text-properties fo:text-transform="uppercase" fo:color="#4b4b4b" style:font-name="Frutiger LT 47 LightCn" fo:font-family="'Frutiger LT 47 LightCn'" style:font-family-generic="roman" style:font-pitch="variable"/>
    </style:style>
    <style:style style:name="Placeholder_20_Text" style:display-name="Placeholder Text" style:family="text" style:parent-style-name="Default_20_Paragraph_20_Font">
      <style:text-properties fo:color="#808080"/>
    </style:style>
    <style:style style:name="Sprechblasentext_20_Zchn" style:display-name="Sprechblasentext Zchn" style:family="text" style:parent-style-name="Default_20_Paragraph_20_Font">
      <style:text-properties fo:color="#4b4b4b"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elle1_20_Zchn" style:display-name="Tabelle1 Zchn" style:family="text" style:parent-style-name="Default_20_Paragraph_20_Font">
      <style:text-properties fo:color="#4f81bd" style:font-name="Frutiger LT 47 LightCn" fo:font-family="'Frutiger LT 47 LightCn'" style:font-family-generic="roman" style:font-pitch="variable"/>
    </style:style>
    <style:style style:name="Tabelle2_20_Zchn" style:display-name="Tabelle2 Zchn" style:family="text" style:parent-style-name="Default_20_Paragraph_20_Font">
      <style:text-properties fo:text-transform="uppercase" fo:color="#4b4b4b" style:font-name="Frutiger LT 47 LightCn" fo:font-family="'Frutiger LT 47 LightCn'" style:font-family-generic="roman" style:font-pitch="variable" fo:font-size="10pt" style:text-underline-style="none" fo:font-weight="bold" style:font-size-asian="10pt" style:font-weight-asian="bold"/>
    </style:style>
    <style:style style:name="Tabelle3_20_Zchn" style:display-name="Tabelle3 Zchn" style:family="text" style:parent-style-name="Default_20_Paragraph_20_Font">
      <style:text-properties fo:color="#4b4b4b" style:font-name="Frutiger LT 47 LightCn" fo:font-family="'Frutiger LT 47 LightCn'" style:font-family-generic="roman" style:font-pitch="variable" fo:font-size="10pt" style:font-size-asian="10pt"/>
    </style:style>
    <style:style style:name="Textkörper_20_Zchn" style:display-name="Textkörper Zchn" style:family="text" style:parent-style-name="Default_20_Paragraph_20_Font">
      <style:text-properties fo:color="#4b4b4b" style:font-name="Frutiger LT 47 LightCn" fo:font-family="'Frutiger LT 47 LightCn'" style:font-family-generic="roman" style:font-pitch="variable"/>
    </style:style>
    <style:style style:name="Titel_20_Zchn" style:display-name="Titel Zchn" style:family="text" style:parent-style-name="Default_20_Paragraph_20_Font">
      <style:text-properties fo:text-transform="uppercase" fo:color="#1f497d" style:font-name="Futura LT Book" fo:font-family="'Futura LT Book'" style:font-family-generic="roman" style:font-pitch="variable" fo:font-size="22pt" fo:letter-spacing="-0.018cm" fo:font-weight="bold" style:letter-kerning="true" style:font-size-asian="22pt" style:font-weight-asian="bold" style:font-name-complex="F" style:font-family-generic-complex="system" style:font-pitch-complex="variable" style:font-size-complex="28pt"/>
    </style:style>
    <style:style style:name="Überschrift_20_2_20_Zchn" style:display-name="Überschrift 2 Zchn" style:family="text" style:parent-style-name="Default_20_Paragraph_20_Font">
      <style:text-properties fo:text-transform="uppercase" fo:color="#000000" style:font-name="Frutiger LT 47 LightCn" fo:font-family="'Frutiger LT 47 LightCn'" style:font-family-generic="roman" style:font-pitch="variable" fo:font-size="12pt" fo:font-weight="bold" style:font-size-asian="12pt" style:font-weight-asian="bold"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000000" style:font-name="Cambria" fo:font-family="Cambria" style:font-family-generic="roman" style:font-pitch="variable" fo:font-size="12pt" style:font-size-asian="12pt" style:font-name-complex="F" style:font-family-generic-complex="system" style:font-pitch-complex="variable" style:font-size-complex="12pt"/>
    </style:style>
    <style:style style:name="Überschrift_20_4_20_Zchn" style:display-name="Überschrift 4 Zchn" style:family="text" style:parent-style-name="Default_20_Paragraph_20_Font">
      <style:text-properties fo:color="#000000" style:font-name="Cambria" fo:font-family="Cambria" style:font-family-generic="roman" style:font-pitch="variable" style:font-name-complex="F"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365f91" style:font-name="Cambria" fo:font-family="Cambria" style:font-family-generic="roman" style:font-pitch="variable" style:font-name-complex="F" style:font-family-generic-complex="system" style:font-pitch-complex="variable"/>
    </style:style>
    <style:style style:name="Überschrift_20_6_20_Zchn" style:display-name="Überschrift 6 Zchn" style:family="text" style:parent-style-name="Default_20_Paragraph_20_Font">
      <style:text-properties fo:color="#243f6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style:font-name="Cambria" fo:font-family="Cambria" style:font-family-generic="roman" style:font-pitch="variable" fo:font-style="italic"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04040" style:font-name="Cambria" fo:font-family="Cambria" style:font-family-generic="roman" style:font-pitch="variable" style:font-name-complex="F"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style:font-name="Cambria" fo:font-family="Cambria" style:font-family-generic="roman" style:font-pitch="variable" fo:font-style="italic" style:font-style-asian="italic" style:font-name-complex="F" style:font-family-generic-complex="system" style:font-pitch-complex="variable" style:font-size-complex="10pt" style:font-style-complex="italic"/>
    </style:style>
    <style:style style:name="Verzeichnis_20_1_20_Zchn" style:display-name="Verzeichnis 1 Zchn" style:family="text" style:parent-style-name="Default_20_Paragraph_20_Font">
      <style:text-properties fo:color="#1f497d" style:font-name="Frutiger LT 47 LightCn" fo:font-family="'Frutiger LT 47 LightCn'" style:font-family-generic="roman" style:font-pitch="variable" fo:font-weight="bold" style:font-weight-asian="bold"/>
    </style:style>
    <style:style style:name="Zitat_20_Zchn" style:display-name="Zitat Zchn" style:family="text" style:parent-style-name="Default_20_Paragraph_20_Font">
      <style:text-properties fo:color="#ffffff" style:font-name="Frutiger LT 47 LightCn" fo:font-family="'Frutiger LT 47 LightCn'" style:font-family-generic="roman" style:font-pitch="variable" fo:font-size="12pt" fo:font-style="italic" fo:font-weight="bold" style:font-size-asian="12pt" style:font-style-asian="italic" style:font-weight-asian="bold" style:font-style-complex="italic"/>
    </style:style>
    <style:style style:name="Abbildung_20_Zchn" style:display-name="Abbildung Zchn" style:family="text" style:parent-style-name="Zitat_20_Zchn">
      <style:text-properties fo:color="#000000" style:font-name="Frutiger LT 47 LightCn" fo:font-family="'Frutiger LT 47 LightCn'" style:font-family-generic="roman" style:font-pitch="variable" fo:font-size="8pt" fo:font-style="normal" fo:font-weight="normal" style:font-size-asian="8pt" style:font-style-asian="normal" style:font-weight-asian="normal" style:font-style-complex="italic"/>
    </style:style>
    <style:style style:name="Adressfeld_20_Zchn" style:display-name="Adressfeld Zchn" style:family="text" style:parent-style-name="Default_20_Paragraph_20_Font">
      <style:text-properties fo:color="#4b4b4b" style:font-name="Frutiger LT 47 LightCn" fo:font-family="'Frutiger LT 47 LightCn'" style:font-family-generic="roman" style:font-pitch="variable"/>
    </style:style>
    <style:style style:name="FollowedHyperlink" style:family="text" style:parent-style-name="Default_20_Paragraph_20_Font">
      <style:text-properties fo:font-variant="normal" fo:text-transform="none" fo:color="#1f497d" style:font-name="Frutiger LT 47 LightCn" fo:font-family="'Frutiger LT 47 LightCn'" style:font-family-generic="roman" style:font-pitch="variable" fo:font-size="10pt" style:text-underline-style="none" style:font-size-asian="10pt"/>
    </style:style>
    <style:style style:name="ListLabel_20_1" style:display-name="ListLabel 1" style:family="text">
      <style:text-properties fo:color="#000000" fo:font-size="10pt" style:font-size-asian="10pt"/>
    </style:style>
    <style:style style:name="ListLabel_20_2" style:display-name="ListLabel 2" style:family="text">
      <style:text-properties fo:color="#000000" fo:font-size="10pt" fo:font-style="normal" style:text-underline-style="none" fo:font-weight="normal" style:font-size-asian="10pt" style:font-style-asian="normal" style:font-weight-asian="normal"/>
    </style:style>
    <style:style style:name="ListLabel_20_3" style:display-name="ListLabel 3" style:family="text">
      <style:text-properties fo:font-size="10pt" fo:font-style="normal" fo:font-weight="normal" style:font-size-asian="10pt" style:font-style-asian="normal" style:font-weight-asian="normal"/>
    </style:style>
    <style:style style:name="ListLabel_20_4" style:display-name="ListLabel 4" style:family="text">
      <style:text-properties fo:font-variant="normal" fo:text-transform="none" fo:color="#1f497d" style:text-line-through-style="none" style:text-line-through-type="none" style:text-position="0% 100%" style:text-underline-style="none" style:text-blinking="false" text:display="true"/>
    </style:style>
    <style:style style:name="ListLabel_20_5" style:display-name="ListLabel 5" style:family="text">
      <style:text-properties fo:color="#1f497d"/>
    </style:style>
    <style:style style:name="ListLabel_20_6" style:display-name="ListLabel 6" style:family="text">
      <style:text-properties fo:color="#1f497d" style:text-underline-style="non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0" fo:font-size="11pt" fo:font-style="normal" style:text-underline-style="none" fo:font-weight="normal" style:font-size-asian="11pt" style:font-style-asian="normal" style:font-weight-asian="normal"/>
    </style:style>
    <style:style style:name="ListLabel_20_9" style:display-name="ListLabel 9" style:family="text">
      <style:text-properties fo:color="#000000" style:text-line-through-style="none" style:text-line-through-type="none" fo:font-size="11pt" fo:letter-spacing="normal" fo:font-style="normal" style:text-underline-style="none" fo:font-weight="normal" style:font-size-asian="11pt" style:font-style-asian="normal" style:font-weight-asian="normal" style:text-scale="100%"/>
    </style:style>
    <style:style style:name="ListLabel_20_10" style:display-name="ListLabel 10" style:family="text">
      <style:text-properties fo:color="#000000" fo:font-size="11pt" fo:font-style="normal" style:text-underline-style="none" fo:font-weight="normal" style:font-size-asian="11pt" style:font-style-asian="normal" style:font-weight-asian="normal"/>
    </style:style>
    <style:style style:name="ListLabel_20_11" style:display-name="ListLabel 11" style:family="text">
      <style:text-properties fo:color="#000000" fo:font-size="11pt" fo:font-style="normal" fo:font-weight="normal" style:font-size-asian="11pt" style:font-style-asian="normal" style:font-weight-asian="normal"/>
    </style:style>
    <style:style style:name="ListLabel_20_12" style:display-name="ListLabel 12" style:family="text">
      <style:text-properties fo:color="#000000" fo:font-size="11pt" style:font-size-asian="11pt"/>
    </style:style>
    <style:style style:name="ListLabel_20_13" style:display-name="ListLabel 13" style:family="text">
      <style:text-properties fo:color="#1f497d" fo:font-size="10pt" fo:font-style="normal" style:text-underline-style="none" fo:font-weight="normal" style:font-size-asian="10pt" style:font-style-asian="normal" style:font-weight-asian="normal"/>
    </style:style>
    <style:style style:name="ListLabel_20_14" style:display-name="ListLabel 14" style:family="text">
      <style:text-properties fo:color="#1f497d" fo:font-size="11pt" style:font-size-asian="11pt"/>
    </style:style>
    <style:style style:name="ListLabel_20_15" style:display-name="ListLabel 15" style:family="text">
      <style:text-properties style:font-name-complex="Calibri1" style:font-family-complex="Calib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ierungsvorlag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S_5f_Numerierungshierachie" style:display-name="OS_Numerierungshierachi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S-Bullethierachi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4" text:style-name="ListLabel_20_1" style:num-suffix=")" style:num-format="">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6" text:style-name="ListLabel_20_3"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501cm" fo:margin-left="0.501cm"/>
        </style:list-level-properties>
        <style:text-properties style:font-name="Wingdings"/>
      </text:list-level-style-bullet>
      <text:list-level-style-number text:level="2" text:style-name="ListLabel_20_5" style:num-suffix="." style:num-format="1">
        <style:list-level-properties text:list-level-position-and-space-mode="label-alignment">
          <style:list-level-label-alignment text:label-followed-by="listtab" fo:text-indent="-0.501cm" fo:margin-left="1.002cm"/>
        </style:list-level-properties>
      </text:list-level-style-number>
      <text:list-level-style-bullet text:level="3" text:style-name="ListLabel_20_5" style:num-suffix="–" text:bullet-char="–">
        <style:list-level-properties text:list-level-position-and-space-mode="label-alignment">
          <style:list-level-label-alignment text:label-followed-by="listtab" fo:text-indent="-0.501cm" fo:margin-left="1.503cm"/>
        </style:list-level-properties>
        <style:text-properties style:font-name="Frutiger LT 47 LightCn1"/>
      </text:list-level-style-bullet>
      <text:list-level-style-bullet text:level="4" text:style-name="ListLabel_20_5" style:num-suffix="–" text:bullet-char="–">
        <style:list-level-properties text:list-level-position-and-space-mode="label-alignment">
          <style:list-level-label-alignment text:label-followed-by="listtab" fo:text-indent="-0.501cm" fo:margin-left="2.004cm"/>
        </style:list-level-properties>
        <style:text-properties style:font-name="Gill Sans MT Condensed"/>
      </text:list-level-style-bullet>
      <text:list-level-style-bullet text:level="5" text:style-name="ListLabel_20_5" style:num-suffix="–" text:bullet-char="–">
        <style:list-level-properties text:list-level-position-and-space-mode="label-alignment">
          <style:list-level-label-alignment text:label-followed-by="listtab" fo:text-indent="-0.501cm" fo:margin-left="2.505cm"/>
        </style:list-level-properties>
        <style:text-properties style:font-name="Gill Sans MT Condensed"/>
      </text:list-level-style-bullet>
      <text:list-level-style-bullet text:level="6" text:style-name="ListLabel_20_5" style:num-suffix="–" text:bullet-char="–">
        <style:list-level-properties text:list-level-position-and-space-mode="label-alignment">
          <style:list-level-label-alignment text:label-followed-by="listtab" fo:text-indent="-0.501cm" fo:margin-left="3.006cm"/>
        </style:list-level-properties>
        <style:text-properties style:font-name="Frutiger LT 47 LightCn1"/>
      </text:list-level-style-bullet>
      <text:list-level-style-bullet text:level="7" text:style-name="ListLabel_20_5" style:num-suffix="–" text:bullet-char="–">
        <style:list-level-properties text:list-level-position-and-space-mode="label-alignment">
          <style:list-level-label-alignment text:label-followed-by="listtab" fo:text-indent="-0.501cm" fo:margin-left="3.507cm"/>
        </style:list-level-properties>
        <style:text-properties style:font-name="Gill Sans MT Condensed"/>
      </text:list-level-style-bullet>
      <text:list-level-style-bullet text:level="8" text:style-name="ListLabel_20_5" style:num-suffix="–" text:bullet-char="–">
        <style:list-level-properties text:list-level-position-and-space-mode="label-alignment">
          <style:list-level-label-alignment text:label-followed-by="listtab" fo:text-indent="-0.501cm" fo:margin-left="4.008cm"/>
        </style:list-level-properties>
        <style:text-properties style:font-name="Gill Sans MT Condensed"/>
      </text:list-level-style-bullet>
      <text:list-level-style-bullet text:level="9" text:style-name="ListLabel_20_5" style:num-suffix="–" text:bullet-char="–">
        <style:list-level-properties text:list-level-position-and-space-mode="label-alignment">
          <style:list-level-label-alignment text:label-followed-by="listtab" fo:text-indent="-0.501cm" fo:margin-left="4.509cm"/>
        </style:list-level-properties>
        <style:text-properties style:font-name="Gill Sans MT Condense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635cm" fo:margin-left="0.572cm"/>
        </style:list-level-properties>
        <style:text-properties style:font-name="Frutiger LT 47 LightCn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1.8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fo:text-indent="-0.635cm" fo:margin-left="0.572cm"/>
        </style:list-level-properties>
        <style:text-properties style:font-name="Frutiger LT 47 LightCn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1.8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8"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text:list-tab-stop-position="1.251cm" fo:text-indent="-0.75cm" fo:margin-left="1.251cm"/>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text:list-tab-stop-position="2cm" fo:text-indent="-0.75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01cm" fo:margin-left="2.00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01cm" fo:margin-left="2.5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501cm" fo:margin-left="3.0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501cm" fo:margin-left="3.50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501cm" fo:margin-left="4.0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text:list-tab-stop-position="1.251cm" fo:text-indent="-0.75cm" fo:margin-left="1.251cm"/>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text:list-tab-stop-position="2cm" fo:text-indent="-0.75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01cm" fo:margin-left="2.00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01cm" fo:margin-left="2.5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501cm" fo:margin-left="3.0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501cm" fo:margin-left="3.50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501cm" fo:margin-left="4.0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text:list-tab-stop-position="1.251cm" fo:text-indent="-0.75cm" fo:margin-left="1.251cm"/>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text:list-tab-stop-position="2cm" fo:text-indent="-0.75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01cm" fo:margin-left="2.00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01cm" fo:margin-left="2.5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501cm" fo:margin-left="3.0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501cm" fo:margin-left="3.50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501cm" fo:margin-left="4.0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886cm"/>
        </style:list-level-properties>
        <style:text-properties style:font-name="Frutiger LT 47 LightCn1"/>
      </text:list-level-style-bullet>
      <text:list-level-style-bullet text:level="3" text:style-name="ListLabel_20_14" style:num-suffix="–" text:bullet-char="–">
        <style:list-level-properties text:list-level-position-and-space-mode="label-alignment">
          <style:list-level-label-alignment text:label-followed-by="listtab" fo:text-indent="-0.318cm" fo:margin-left="2.819cm"/>
        </style:list-level-properties>
        <style:text-properties style:font-name="Frutiger LT 47 LightCn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style:num-format="1" text:display-levels="3">
        <style:list-level-properties text:list-level-position-and-space-mode="label-alignment">
          <style:list-level-label-alignment text:label-followed-by="listtab" fo:text-indent="-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4" text:style-name="ListLabel_20_1" style:num-suffix=")" style:num-format="">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2"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6" text:style-name="ListLabel_20_3"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Frutiger LT 47 LightCn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e, Markus</meta:initial-creator>
    <dc:creator>Markus </dc:creator>
    <meta:editing-cycles>1</meta:editing-cycles>
    <meta:creation-date>2015-12-30T12:37:00</meta:creation-date>
    <dc:date>2015-12-31T11:42:21.587948198</dc:date>
    <meta:editing-duration>P0D</meta:editing-duration>
    <meta:generator>LibreOffice/4.2.8.2$Linux_X86_64 LibreOffice_project/420m0$Build-2</meta:generator>
    <meta:document-statistic meta:table-count="0" meta:image-count="0" meta:object-count="0" meta:page-count="3" meta:paragraph-count="74" meta:word-count="685" meta:character-count="4864" meta:non-whitespace-character-count="4308"/>
    <meta:user-defined meta:name="AppVersion">14.0000</meta:user-defined>
    <meta:user-defined meta:name="Company">operational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